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466ae" officeooo:paragraph-rsid="000466ae"/>
    </style:style>
    <style:style style:name="P2" style:family="paragraph" style:parent-style-name="gray3">
      <style:text-properties officeooo:rsid="000466ae" officeooo:paragraph-rsid="000466ae"/>
    </style:style>
    <style:style style:name="P3" style:family="paragraph" style:parent-style-name="gray3">
      <style:paragraph-properties fo:margin-left="0in" fo:margin-right="0in" style:line-height-at-least="0.139in" fo:text-indent="0in" style:auto-text-indent="false"/>
    </style:style>
    <style:style style:name="T1" style:family="text">
      <style:text-properties style:font-name="Liberation Sans1" fo:font-size="12pt" fo:font-style="normal" fo:font-weight="bold" style:font-size-asian="12pt" style:font-style-asian="normal" style:font-weight-asian="bold"/>
    </style:style>
    <style:style style:name="T2" style:family="text">
      <style:text-properties fo:font-size="12pt" fo:font-weight="bold" style:font-size-asian="12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 table:style-name="TableLine94551939396880">
          <table:table-cell table:style-name="Table1.A1" office:value-type="string">
            <text:p text:style-name="P2"><text:span text:style-name="T1">Source → </text:span><text:span text:style-name="T2">Target</text:span></text:p>
            <text:p text:style-name="P1"/>
          </table:table-cell>
          <table:table-cell table:style-name="Table1.A1" office:value-type="string">
            <text:p text:style-name="P3"><text:span text:style-name="T1">Source </text:span><text:span text:style-name="T2">loss + theta * Target loss in each mini-batch</text:span></text:p>
            <text:p text:style-name="Standard"/>
          </table:table-cell>
          <table:table-cell table:style-name="Table1.A1" office:value-type="string">
            <text:p text:style-name="P3"><text:span text:style-name="T1">OT loss <text:s/>+ </text:span><text:span text:style-name="T2">theta*Target loss </text:span></text:p>
            <text:p text:style-name="Standard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51939396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51939396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51939396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51939396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51939396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51939396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551939396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rightBlue_7e_LT_7e_Gliederung_20_1" style:display-name="BrightBlue~LT~Gliederung 1" style:family="paragraph" style:default-outline-level="">
      <style:paragraph-properties fo:margin-top="0in" fo:margin-bottom="0.15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top="0in" fo:margin-bottom="0.12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2.5pt" fo:font-style="normal" fo:text-shadow="none" style:text-underline-style="none" fo:font-weight="normal" style:letter-kerning="true" style:font-size-asian="22.5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top="0in" fo:margin-bottom="0.0957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9.5pt" fo:font-style="normal" fo:text-shadow="none" style:text-underline-style="none" fo:font-weight="normal" style:letter-kerning="true" style:font-size-asian="19.5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top="0in" fo:margin-bottom="0.063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2362in" fo:margin-right="0in" fo:text-indent="0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0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5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2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2.5pt" fo:font-style="normal" fo:text-shadow="none" style:text-underline-style="none" fo:font-weight="normal" style:letter-kerning="true" style:font-size-asian="22.5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957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9.5pt" fo:font-style="normal" fo:text-shadow="none" style:text-underline-style="none" fo:font-weight="normal" style:letter-kerning="true" style:font-size-asian="19.5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63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19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Internet_20_link" style:display-name="Internet link" style:family="paragraph" style:default-outline-level="">
      <style:text-properties fo:color="#000080" style:font-name="Liberation Sans1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22:04:29.747403543</meta:creation-date>
    <dc:date>2022-06-11T22:06:39.336951638</dc:date>
    <meta:editing-duration>PT2M9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3" meta:word-count="18" meta:character-count="96" meta:non-whitespace-character-count="79"/>
  </office:meta>
</office:document-meta>
</file>